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duct Backlog majo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STORIES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Priorité</text:p>
          </table:table-cell>
        </table:table-row>
        <table:table-row table:style-name="ro2">
          <table:table-cell office:value-type="string" calcext:value-type="string">
            <text:p>L’utilisateur veut un environnement en 3d où l’on se déplace libre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1</text:p>
          </table:table-cell>
        </table:table-row>
        <table:table-row table:style-name="ro1">
          <table:table-cell office:value-type="string" calcext:value-type="string">
            <text:p>L’utilisateur veut différents biomes dans l’environnemen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’utilisateur veut une flore dynamiqu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’utilisateur veut une faune dynamiqu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’utilisateur veut une tribu intelligente</text:p>
          </table:table-cell>
          <table:table-cell office:value-type="string" calcext:value-type="string">
            <text:p>8/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’utilisateur veut des graphismes low poly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’utilisateur veut une caméra du dessus isométrique et f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’utilisateur veut un cycle Jour/Nui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’utilisateur veut des ombres gérées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’utilisateur veut des fluides dynamiqu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’utilisateur veut une régulation de l’écosystèm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’utilisateur veut une destruction des assets devenus inutil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9:48:14.384666772</meta:creation-date>
    <dc:date>2018-02-22T11:27:55.547090960</dc:date>
    <meta:editing-duration>PT19M12S</meta:editing-duration>
    <meta:editing-cycles>7</meta:editing-cycles>
    <meta:generator>LibreOffice/5.4.5.1$Linux_X86_64 LibreOffice_project/40m0$Build-1</meta:generator>
    <meta:document-statistic meta:table-count="1" meta:cell-count="40" meta:object-count="0"/>
  </office:meta>
</office:document-meta>
</file>